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 style:data-style-name="N81"/>
    <style:style style:name="ce8" style:family="table-cell" style:parent-style-name="Default" style:data-style-name="N66"/>
    <style:style style:name="ce9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8"/>
        <table:table-column table:style-name="co2" table:number-columns-repeated="3" table:default-cell-style-name="Default"/>
        <table:table-column table:style-name="co2" table:default-cell-style-name="ce9"/>
        <table:table-column table:style-name="co4" table:default-cell-style-name="ce9"/>
        <table:table-row table:style-name="ro1"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velocity</text:p>
          </table:table-cell>
          <table:table-cell table:style-name="ce1" office:value-type="string" calcext:value-type="string">
            <text:p>velocity_err</text:p>
          </table:table-cell>
          <table:table-cell table:style-name="ce1" office:value-type="string" calcext:value-type="string">
            <text:p>redshift</text:p>
          </table:table-cell>
          <table:table-cell table:style-name="ce1" office:value-type="string" calcext:value-type="string">
            <text:p>redshift_err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sigma_err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snr</text:p>
          </table:table-cell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ppxf_file</text:p>
          </table:table-cell>
          <table:table-cell table:style-name="ce1" office:value-type="string" calcext:value-type="string">
            <text:p>is_gc</text:p>
          </table:table-cell>
          <table:table-cell table:style-name="ce1" office:value-type="string" calcext:value-type="string">
            <text:p>is_associated</text:p>
          </table:table-cell>
        </table:table-row>
        <table:table-row table:style-name="ro1">
          <table:table-cell table:style-name="ce1" office:value-type="string" calcext:value-type="string">
            <text:p>NGC247</text:p>
          </table:table-cell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GCs1</text:p>
          </table:table-cell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0.000534" calcext:value-type="float">
            <text:p>0.000534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time" office:time-value="PT00H47M07.583S" calcext:value-type="time">
            <text:p>00:47:07.58</text:p>
          </table:table-cell>
          <table:table-cell office:value-type="time" office:time-value="-PT20H45M30.67S" calcext:value-type="time">
            <text:p>-20:45:30.67</text:p>
          </table:table-cell>
          <table:table-cell office:value-type="float" office:value="23.33" calcext:value-type="float">
            <text:p>23.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40" calcext:value-type="float">
            <text:p>3.40E+02</text:p>
          </table:table-cell>
          <table:table-cell office:value-type="time" office:time-value="PT00H47M07.534S" calcext:value-type="time">
            <text:p>00:47:07.53</text:p>
          </table:table-cell>
          <table:table-cell office:value-type="time" office:time-value="-PT20H45M21.64S" calcext:value-type="time">
            <text:p>-20:45:21.64</text:p>
          </table:table-cell>
          <table:table-cell office:value-type="float" office:value="20.95" calcext:value-type="float">
            <text:p>20.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an_NCS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bj3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400" calcext:value-type="float">
            <text:p>4.00E+02</text:p>
          </table:table-cell>
          <table:table-cell office:value-type="time" office:time-value="PT00H47M07.437S" calcext:value-type="time">
            <text:p>00:47:07.44</text:p>
          </table:table-cell>
          <table:table-cell office:value-type="time" office:time-value="-PT20H45M21.05S" calcext:value-type="time">
            <text:p>-20:45:21.05</text:p>
          </table:table-cell>
          <table:table-cell office:value-type="float" office:value="16.92" calcext:value-type="float">
            <text:p>16.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GCs2</text:p>
          </table:table-cell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office:value-type="float" office:value="0.00049" calcext:value-type="float">
            <text:p>0.00049</text:p>
          </table:table-cell>
          <table:table-cell table:style-name="ce2" office:value-type="float" office:value="0.000055" calcext:value-type="float">
            <text:p>0.00005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2" calcext:value-type="float">
            <text:p>32</text:p>
          </table:table-cell>
          <table:table-cell office:value-type="time" office:time-value="PT00H47M13.413S" calcext:value-type="time">
            <text:p>00:47:13.41</text:p>
          </table:table-cell>
          <table:table-cell office:value-type="time" office:time-value="-PT20H47M22.2S" calcext:value-type="time">
            <text:p>-20:47:22.20</text:p>
          </table:table-cell>
          <table:table-cell office:value-type="float" office:value="9.55" calcext:value-type="float">
            <text:p>9.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152" calcext:value-type="float">
            <text:p>152</text:p>
          </table:table-cell>
          <table:table-cell office:value-type="float" office:value="31" calcext:value-type="float">
            <text:p>31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00" calcext:value-type="float">
            <text:p>5.00E+02</text:p>
          </table:table-cell>
          <table:table-cell office:value-type="time" office:time-value="PT00H47M14.14S" calcext:value-type="time">
            <text:p>00:47:14.14</text:p>
          </table:table-cell>
          <table:table-cell office:value-type="time" office:time-value="-PT20H47M21.47S" calcext:value-type="time">
            <text:p>-20:47:21.47</text:p>
          </table:table-cell>
          <table:table-cell office:value-type="float" office:value="9.03" calcext:value-type="float">
            <text:p>9.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3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time" office:time-value="PT00H47M14.18S" calcext:value-type="time">
            <text:p>00:47:14.18</text:p>
          </table:table-cell>
          <table:table-cell office:value-type="time" office:time-value="-PT20H47M17.35S" calcext:value-type="time">
            <text:p>-20:47:17.35</text:p>
          </table:table-cell>
          <table:table-cell office:value-type="float" office:value="17.38" calcext:value-type="float">
            <text:p>17.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an_NC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style-name="ce1" office:value-type="string" calcext:value-type="string">
            <text:p>5P</text:p>
          </table:table-cell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obj1</text:p>
          </table:table-cell>
          <table:table-cell office:value-type="string" calcext:value-type="string">
            <text:p>weird funkyness going on, circle back lat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time" office:time-value="PT00H46M55.47S" calcext:value-type="time">
            <text:p>00:46:55.47</text:p>
          </table:table-cell>
          <table:table-cell office:value-type="time" office:time-value="-PT20H41M33.8S" calcext:value-type="time">
            <text:p>-20:41:33.80</text:p>
          </table:table-cell>
          <table:table-cell office:value-type="float" office:value="9.39" calcext:value-type="float">
            <text:p>9.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10P</text:p>
          </table:table-cell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obj1</text:p>
          </table:table-cell>
          <table:table-cell office:value-type="string" calcext:value-type="string">
            <text:p>weird funkyness going on, circle back later</text:p>
          </table:table-cell>
          <table:table-cell table:number-columns-repeated="5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DDO190</text:p>
          </table:table-cell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time" office:time-value="PT14H24M44.9S" calcext:value-type="time">
            <text:p>14:24:44.90</text:p>
          </table:table-cell>
          <table:table-cell office:value-type="time" office:time-value="PT44H31M32.5S" calcext:value-type="time">
            <text:p>44:31:32.50</text:p>
          </table:table-cell>
          <table:table-cell office:value-type="float" office:value="10.02" calcext:value-type="float">
            <text:p>10.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table:style-name="ce1" office:value-type="string" calcext:value-type="string">
            <text:p>F8D1</text:p>
          </table:table-cell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Galaxy</text:p>
          </table:table-cell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478" calcext:value-type="float">
            <text:p>478</text:p>
          </table:table-cell>
          <table:table-cell office:value-type="float" office:value="64" calcext:value-type="float">
            <text:p>6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time" office:time-value="PT03H17M24.6S" calcext:value-type="time">
            <text:p>03:17:24.60</text:p>
          </table:table-cell>
          <table:table-cell office:value-type="time" office:time-value="PT41H44M19.9S" calcext:value-type="time">
            <text:p>41:44:19.90</text:p>
          </table:table-cell>
          <table:table-cell office:value-type="float" office:value="8.63" calcext:value-type="float">
            <text:p>8.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GCs</text:p>
          </table:table-cell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-123" calcext:value-type="float">
            <text:p>-123</text:p>
          </table:table-cell>
          <table:table-cell office:value-type="float" office:value="54" calcext:value-type="float">
            <text:p>54</text:p>
          </table:table-cell>
          <table:table-cell office:value-type="float" office:value="-0.00041" calcext:value-type="float">
            <text:p>-0.00041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427" calcext:value-type="float">
            <text:p>427</text:p>
          </table:table-cell>
          <table:table-cell office:value-type="float" office:value="80" calcext:value-type="float">
            <text:p>80</text:p>
          </table:table-cell>
          <table:table-cell office:value-type="time" office:time-value="PT09H44M38.84S" calcext:value-type="time">
            <text:p>09:44:38.84</text:p>
          </table:table-cell>
          <table:table-cell office:value-type="time" office:time-value="PT67H26M06.3S" calcext:value-type="time">
            <text:p>67:26:06.30</text:p>
          </table:table-cell>
          <table:table-cell office:value-type="float" office:value="5.14" calcext:value-type="float">
            <text:p>5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3-11-22T17:25:48.581686201</dc:date>
    <meta:editing-duration>PT6H7M20S</meta:editing-duration>
    <meta:editing-cycles>27</meta:editing-cycles>
    <meta:generator>LibreOffice/7.3.7.2$Linux_X86_64 LibreOffice_project/30$Build-2</meta:generator>
    <meta:document-statistic meta:table-count="1" meta:cell-count="167" meta:object-count="0"/>
  </office:meta>
</office:document-meta>
</file>